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43a40" style:font-name="apple-system" fo:letter-spacing="normal" fo:font-style="normal" fo:font-weight="normal"/>
    </style:style>
    <style:style style:name="P2" style:family="paragraph" style:parent-style-name="Standard">
      <style:text-properties officeooo:rsid="000f410d" officeooo:paragraph-rsid="000f410d"/>
    </style:style>
    <style:style style:name="P3" style:family="paragraph" style:parent-style-name="Standard" style:list-style-name="L1">
      <style:text-properties officeooo:rsid="000f410d" officeooo:paragraph-rsid="000f410d"/>
    </style:style>
    <style:style style:name="P4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fo:font-weight="normal" officeooo:rsid="000f410d" officeooo:paragraph-rsid="000f410d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f410d" officeooo:paragraph-rsid="000f410d" style:font-size-asian="12pt" style:font-size-complex="12pt"/>
    </style:style>
    <style:style style:name="T1" style:family="text">
      <style:text-properties officeooo:rsid="0010a8ea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4116480169_517"/>Ejercicio 1.3.1. Comparativa Servidores</text:h>
      <text:p text:style-name="Standard"/>
      <text:p text:style-name="P2">Las principales diferencias entre un servidor de aplicaciones y un servidor web son:</text:p>
      <text:list xml:id="list2097066579" text:style-name="L1">
        <text:list-item>
          <text:p text:style-name="P3">Los servidores Web esta restringido principalmente a los clientes HTTP mientras que los de aplicaciones no.</text:p>
        </text:list-item>
        <text:list-item>
          <text:p text:style-name="P3">Los servidores web no pueden procesar varias solicitudes en paralelo mientras que los servidores de aplicaciones admite subprocesos multiples.</text:p>
        </text:list-item>
        <text:list-item>
          <text:p text:style-name="P4">La tarea principal de un servidor web es responder y aceptar todas las solicitudes de los usuarios generadas por sus computadoras que pueden ser desde una aplicación móvil o una aplicación web mientras que es servidor de aplicaciones aloja y expone la logica empresarial basica dentro de sus aplicaciones y procesos usando otros protocolos que funcionan en paralelo con el servidor web.</text:p>
        </text:list-item>
      </text:list>
      <text:p text:style-name="P5"/>
      <text:p text:style-name="P5"/>
      <text:p text:style-name="P5">Apache:</text:p>
      <text:p text:style-name="P5">- Es un servidor web de codigo abierto creado por Robert McCool en 1995, el lenguaje en el que esta programado es C y es uno de los servidores web mas usados del internet entero.</text:p>
      <text:p text:style-name="P5"/>
      <text:p text:style-name="P5">TomCat:</text:p>
      <text:p text:style-name="P5"/>
      <text:p text:style-name="P5">- <text:span text:style-name="T1">Es un servidor de aplicaciones desarrollado por apache software foundation en 1999, esta programado en Java y funciona como un contenedor de servl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1:14:54.723923767</meta:creation-date>
    <dc:date>2021-10-13T11:27:15.805296388</dc:date>
    <meta:editing-duration>PT1M41S</meta:editing-duration>
    <meta:editing-cycles>1</meta:editing-cycles>
    <meta:document-statistic meta:table-count="0" meta:image-count="0" meta:object-count="0" meta:page-count="1" meta:paragraph-count="9" meta:word-count="178" meta:character-count="1105" meta:non-whitespace-character-count="939"/>
    <meta:generator>LibreOffice/6.4.7.2$Linux_X86_64 LibreOffice_project/40$Build-2</meta:generator>
  </office:meta>
</office:document-meta>
</file>